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65.65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76.7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pu" table:style-name="ta1">
        <table:shapes>
          <draw:frame draw:z-index="0" draw:style-name="gr1" draw:text-style-name="P1" svg:width="544.85pt" svg:height="306.45pt" svg:x="715.92pt" svg:y="332.19pt">
            <draw:object draw:notify-on-update-of-ranges="cpu.D1:cpu.D1 cpu.D2:cpu.D24 cpu.E1:cpu.E1 cpu.E2:cpu.E24 cpu.F1:cpu.F1 cpu.F2:cpu.F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44pt" svg:height="305.97pt" svg:x="714.93pt" svg:y="10.4pt">
            <draw:object draw:notify-on-update-of-ranges="cpu.G1:cpu.G1 cpu.G2:cpu.G24 cpu.H1:cpu.H1 cpu.H2:cpu.H24 cpu.I1:cpu.I1 cpu.I2:cpu.I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45.5pt" svg:height="306.82pt" svg:x="1290.78pt" svg:y="331.8pt">
            <draw:object draw:notify-on-update-of-ranges="cpu.E1:cpu.E1 cpu.E2:cpu.E24 cpu.F1:cpu.F1 cpu.F2:cpu.F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44.68pt" svg:height="306.37pt" svg:x="1289.45pt" svg:y="11.17pt">
            <draw:object draw:notify-on-update-of-ranges="cpu.E1:cpu.E1 cpu.E2:cpu.E15 cpu.F1:cpu.F1 cpu.F2:cpu.F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Upper</text:p>
          </table:table-cell>
          <table:table-cell table:style-name="ce1" office:value-type="string" calcext:value-type="string">
            <text:p>Max length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CPU fast</text:p>
          </table:table-cell>
          <table:table-cell table:style-name="ce1" office:value-type="string" calcext:value-type="string">
            <text:p>GPU</text:p>
          </table:table-cell>
          <table:table-cell table:style-name="ce1" office:value-type="string" calcext:value-type="string">
            <text:p>Log CPU</text:p>
          </table:table-cell>
          <table:table-cell table:style-name="ce1" office:value-type="string" calcext:value-type="string">
            <text:p>Log CPU fast</text:p>
          </table:table-cell>
          <table:table-cell table:style-name="ce1" office:value-type="string" calcext:value-type="string">
            <text:p>Log GPU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0.000030254" calcext:value-type="float">
            <text:p>3.0254E-05</text:p>
          </table:table-cell>
          <table:table-cell office:value-type="float" office:value="0.000011809" calcext:value-type="float">
            <text:p>1.1809E-05</text:p>
          </table:table-cell>
          <table:table-cell office:value-type="float" office:value="0.000754937" calcext:value-type="float">
            <text:p>0.000754937</text:p>
          </table:table-cell>
          <table:table-cell table:formula="of:=LOG([.D2];2)" office:value-type="float" office:value="-15.0125145750692" calcext:value-type="float">
            <text:p>-15.0125145750692</text:p>
          </table:table-cell>
          <table:table-cell table:formula="of:=LOG([.E2];2)" office:value-type="float" office:value="-16.3697536736411" calcext:value-type="float">
            <text:p>-16.3697536736411</text:p>
          </table:table-cell>
          <table:table-cell table:formula="of:=LOG([.F2];2)" office:value-type="float" office:value="-10.3713561239593" calcext:value-type="float">
            <text:p>-10.37135612395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97" calcext:value-type="float">
            <text:p>97</text:p>
          </table:table-cell>
          <table:table-cell office:value-type="float" office:value="0.000061303" calcext:value-type="float">
            <text:p>6.1303E-05</text:p>
          </table:table-cell>
          <table:table-cell office:value-type="float" office:value="0.000015034" calcext:value-type="float">
            <text:p>1.5034E-05</text:p>
          </table:table-cell>
          <table:table-cell office:value-type="float" office:value="0.000020023" calcext:value-type="float">
            <text:p>2.0023E-05</text:p>
          </table:table-cell>
          <table:table-cell table:formula="of:=LOG([.D3];2)" office:value-type="float" office:value="-13.9936827972709" calcext:value-type="float">
            <text:p>-13.9936827972709</text:p>
          </table:table-cell>
          <table:table-cell table:formula="of:=LOG([.E3];2)" office:value-type="float" office:value="-16.0214115654887" calcext:value-type="float">
            <text:p>-16.0214115654887</text:p>
          </table:table-cell>
          <table:table-cell table:formula="of:=LOG([.F3];2)" office:value-type="float" office:value="-15.6079823283911" calcext:value-type="float">
            <text:p>-15.60798232839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7" calcext:value-type="float">
            <text:p>127</text:p>
          </table:table-cell>
          <table:table-cell office:value-type="float" office:value="231" calcext:value-type="float">
            <text:p>231</text:p>
          </table:table-cell>
          <table:table-cell office:value-type="float" office:value="0.000146723" calcext:value-type="float">
            <text:p>0.000146723</text:p>
          </table:table-cell>
          <table:table-cell office:value-type="float" office:value="0.000024758" calcext:value-type="float">
            <text:p>2.4758E-05</text:p>
          </table:table-cell>
          <table:table-cell office:value-type="float" office:value="0.00001834" calcext:value-type="float">
            <text:p>1.834E-05</text:p>
          </table:table-cell>
          <table:table-cell table:formula="of:=LOG([.D4];2)" office:value-type="float" office:value="-12.734617336861" calcext:value-type="float">
            <text:p>-12.734617336861</text:p>
          </table:table-cell>
          <table:table-cell table:formula="of:=LOG([.E4];2)" office:value-type="float" office:value="-15.3017456989243" calcext:value-type="float">
            <text:p>-15.3017456989243</text:p>
          </table:table-cell>
          <table:table-cell table:formula="of:=LOG([.F4];2)" office:value-type="float" office:value="-15.7346468355038" calcext:value-type="float">
            <text:p>-15.73464683550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3" calcext:value-type="float">
            <text:p>143</text:p>
          </table:table-cell>
          <table:table-cell office:value-type="float" office:value="327" calcext:value-type="float">
            <text:p>327</text:p>
          </table:table-cell>
          <table:table-cell office:value-type="float" office:value="0.000379284" calcext:value-type="float">
            <text:p>0.000379284</text:p>
          </table:table-cell>
          <table:table-cell office:value-type="float" office:value="0.000044529" calcext:value-type="float">
            <text:p>4.4529E-05</text:p>
          </table:table-cell>
          <table:table-cell office:value-type="float" office:value="0.000018032" calcext:value-type="float">
            <text:p>1.8032E-05</text:p>
          </table:table-cell>
          <table:table-cell table:formula="of:=LOG([.D5];2)" office:value-type="float" office:value="-11.3644338663606" calcext:value-type="float">
            <text:p>-11.3644338663606</text:p>
          </table:table-cell>
          <table:table-cell table:formula="of:=LOG([.E5];2)" office:value-type="float" office:value="-14.4548952612915" calcext:value-type="float">
            <text:p>-14.4548952612915</text:p>
          </table:table-cell>
          <table:table-cell table:formula="of:=LOG([.F5];2)" office:value-type="float" office:value="-15.759081053814" calcext:value-type="float">
            <text:p>-15.75908105381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78" calcext:value-type="float">
            <text:p>178</text:p>
          </table:table-cell>
          <table:table-cell office:value-type="float" office:value="871" calcext:value-type="float">
            <text:p>871</text:p>
          </table:table-cell>
          <table:table-cell office:value-type="float" office:value="0.000857064" calcext:value-type="float">
            <text:p>0.000857064</text:p>
          </table:table-cell>
          <table:table-cell office:value-type="float" office:value="0.000093468" calcext:value-type="float">
            <text:p>9.3468E-05</text:p>
          </table:table-cell>
          <table:table-cell office:value-type="float" office:value="0.000028517" calcext:value-type="float">
            <text:p>2.8517E-05</text:p>
          </table:table-cell>
          <table:table-cell table:formula="of:=LOG([.D6];2)" office:value-type="float" office:value="-10.1883094400482" calcext:value-type="float">
            <text:p>-10.1883094400482</text:p>
          </table:table-cell>
          <table:table-cell table:formula="of:=LOG([.E6];2)" office:value-type="float" office:value="-13.3851679505405" calcext:value-type="float">
            <text:p>-13.3851679505405</text:p>
          </table:table-cell>
          <table:table-cell table:formula="of:=LOG([.F6];2)" office:value-type="float" office:value="-15.0978182567775" calcext:value-type="float">
            <text:p>-15.097818256777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81" calcext:value-type="float">
            <text:p>181</text:p>
          </table:table-cell>
          <table:table-cell office:value-type="float" office:value="1161" calcext:value-type="float">
            <text:p>1161</text:p>
          </table:table-cell>
          <table:table-cell office:value-type="float" office:value="0.001954246" calcext:value-type="float">
            <text:p>0.001954246</text:p>
          </table:table-cell>
          <table:table-cell office:value-type="float" office:value="0.000180076" calcext:value-type="float">
            <text:p>0.000180076</text:p>
          </table:table-cell>
          <table:table-cell office:value-type="float" office:value="0.000029496" calcext:value-type="float">
            <text:p>2.9496E-05</text:p>
          </table:table-cell>
          <table:table-cell table:formula="of:=LOG([.D7];2)" office:value-type="float" office:value="-8.99917219983196" calcext:value-type="float">
            <text:p>-8.99917219983196</text:p>
          </table:table-cell>
          <table:table-cell table:formula="of:=LOG([.E7];2)" office:value-type="float" office:value="-12.4391064636479" calcext:value-type="float">
            <text:p>-12.4391064636479</text:p>
          </table:table-cell>
          <table:table-cell table:formula="of:=LOG([.F7];2)" office:value-type="float" office:value="-15.0491211528924" calcext:value-type="float">
            <text:p>-15.049121152892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37" calcext:value-type="float">
            <text:p>237</text:p>
          </table:table-cell>
          <table:table-cell office:value-type="float" office:value="3711" calcext:value-type="float">
            <text:p>3711</text:p>
          </table:table-cell>
          <table:table-cell office:value-type="float" office:value="0.004481686" calcext:value-type="float">
            <text:p>0.004481686</text:p>
          </table:table-cell>
          <table:table-cell office:value-type="float" office:value="0.000375927" calcext:value-type="float">
            <text:p>0.000375927</text:p>
          </table:table-cell>
          <table:table-cell office:value-type="float" office:value="0.000043694" calcext:value-type="float">
            <text:p>4.3694E-05</text:p>
          </table:table-cell>
          <table:table-cell table:formula="of:=LOG([.D8];2)" office:value-type="float" office:value="-7.80174271169775" calcext:value-type="float">
            <text:p>-7.80174271169775</text:p>
          </table:table-cell>
          <table:table-cell table:formula="of:=LOG([.E8];2)" office:value-type="float" office:value="-11.3772598425478" calcext:value-type="float">
            <text:p>-11.3772598425478</text:p>
          </table:table-cell>
          <table:table-cell table:formula="of:=LOG([.F8];2)" office:value-type="float" office:value="-14.4822052900094" calcext:value-type="float">
            <text:p>-14.482205290009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61" calcext:value-type="float">
            <text:p>261</text:p>
          </table:table-cell>
          <table:table-cell office:value-type="float" office:value="6171" calcext:value-type="float">
            <text:p>6171</text:p>
          </table:table-cell>
          <table:table-cell office:value-type="float" office:value="0.006841485" calcext:value-type="float">
            <text:p>0.006841485</text:p>
          </table:table-cell>
          <table:table-cell office:value-type="float" office:value="0.000728658" calcext:value-type="float">
            <text:p>0.000728658</text:p>
          </table:table-cell>
          <table:table-cell office:value-type="float" office:value="0.000078217" calcext:value-type="float">
            <text:p>7.8217E-05</text:p>
          </table:table-cell>
          <table:table-cell table:formula="of:=LOG([.D9];2)" office:value-type="float" office:value="-7.19147477685998" calcext:value-type="float">
            <text:p>-7.19147477685998</text:p>
          </table:table-cell>
          <table:table-cell table:formula="of:=LOG([.E9];2)" office:value-type="float" office:value="-10.4224705437029" calcext:value-type="float">
            <text:p>-10.4224705437029</text:p>
          </table:table-cell>
          <table:table-cell table:formula="of:=LOG([.F9];2)" office:value-type="float" office:value="-13.6421582716327" calcext:value-type="float">
            <text:p>-13.642158271632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75" calcext:value-type="float">
            <text:p>275</text:p>
          </table:table-cell>
          <table:table-cell office:value-type="float" office:value="13255" calcext:value-type="float">
            <text:p>13255</text:p>
          </table:table-cell>
          <table:table-cell office:value-type="float" office:value="0.00399508" calcext:value-type="float">
            <text:p>0.00399508</text:p>
          </table:table-cell>
          <table:table-cell office:value-type="float" office:value="0.001467302" calcext:value-type="float">
            <text:p>0.001467302</text:p>
          </table:table-cell>
          <table:table-cell office:value-type="float" office:value="0.000147456" calcext:value-type="float">
            <text:p>0.000147456</text:p>
          </table:table-cell>
          <table:table-cell table:formula="of:=LOG([.D10];2)" office:value-type="float" office:value="-7.96755989178476" calcext:value-type="float">
            <text:p>-7.96755989178476</text:p>
          </table:table-cell>
          <table:table-cell table:formula="of:=LOG([.E10];2)" office:value-type="float" office:value="-9.41261844769167" calcext:value-type="float">
            <text:p>-9.41261844769167</text:p>
          </table:table-cell>
          <table:table-cell table:formula="of:=LOG([.F10];2)" office:value-type="float" office:value="-12.7274278525439" calcext:value-type="float">
            <text:p>-12.727427852543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07" calcext:value-type="float">
            <text:p>307</text:p>
          </table:table-cell>
          <table:table-cell office:value-type="float" office:value="26623" calcext:value-type="float">
            <text:p>26623</text:p>
          </table:table-cell>
          <table:table-cell office:value-type="float" office:value="0.00868779" calcext:value-type="float">
            <text:p>0.00868779</text:p>
          </table:table-cell>
          <table:table-cell office:value-type="float" office:value="0.001373294" calcext:value-type="float">
            <text:p>0.001373294</text:p>
          </table:table-cell>
          <table:table-cell office:value-type="float" office:value="0.000286624" calcext:value-type="float">
            <text:p>0.000286624</text:p>
          </table:table-cell>
          <table:table-cell table:formula="of:=LOG([.D11];2)" office:value-type="float" office:value="-6.84679505371366" calcext:value-type="float">
            <text:p>-6.84679505371366</text:p>
          </table:table-cell>
          <table:table-cell table:formula="of:=LOG([.E11];2)" office:value-type="float" office:value="-9.50814376847299" calcext:value-type="float">
            <text:p>-9.50814376847299</text:p>
          </table:table-cell>
          <table:table-cell table:formula="of:=LOG([.F11];2)" office:value-type="float" office:value="-11.7685529631409" calcext:value-type="float">
            <text:p>-11.768552963140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39" calcext:value-type="float">
            <text:p>339</text:p>
          </table:table-cell>
          <table:table-cell office:value-type="float" office:value="52527" calcext:value-type="float">
            <text:p>52527</text:p>
          </table:table-cell>
          <table:table-cell office:value-type="float" office:value="0.01835576" calcext:value-type="float">
            <text:p>0.01835576</text:p>
          </table:table-cell>
          <table:table-cell office:value-type="float" office:value="0.001119343" calcext:value-type="float">
            <text:p>0.001119343</text:p>
          </table:table-cell>
          <table:table-cell office:value-type="float" office:value="0.000563606" calcext:value-type="float">
            <text:p>0.000563606</text:p>
          </table:table-cell>
          <table:table-cell table:formula="of:=LOG([.D12];2)" office:value-type="float" office:value="-5.76762334090348" calcext:value-type="float">
            <text:p>-5.76762334090348</text:p>
          </table:table-cell>
          <table:table-cell table:formula="of:=LOG([.E12];2)" office:value-type="float" office:value="-9.80313209591368" calcext:value-type="float">
            <text:p>-9.80313209591368</text:p>
          </table:table-cell>
          <table:table-cell table:formula="of:=LOG([.F12];2)" office:value-type="float" office:value="-10.7930254092714" calcext:value-type="float">
            <text:p>-10.793025409271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353" calcext:value-type="float">
            <text:p>353</text:p>
          </table:table-cell>
          <table:table-cell office:value-type="float" office:value="106239" calcext:value-type="float">
            <text:p>106239</text:p>
          </table:table-cell>
          <table:table-cell office:value-type="float" office:value="0.038930529" calcext:value-type="float">
            <text:p>0.038930529</text:p>
          </table:table-cell>
          <table:table-cell office:value-type="float" office:value="0.002205942" calcext:value-type="float">
            <text:p>0.002205942</text:p>
          </table:table-cell>
          <table:table-cell office:value-type="float" office:value="0.001156459" calcext:value-type="float">
            <text:p>0.001156459</text:p>
          </table:table-cell>
          <table:table-cell table:formula="of:=LOG([.D13];2)" office:value-type="float" office:value="-4.68295424117246" calcext:value-type="float">
            <text:p>-4.68295424117246</text:p>
          </table:table-cell>
          <table:table-cell table:formula="of:=LOG([.E13];2)" office:value-type="float" office:value="-8.82438942547005" calcext:value-type="float">
            <text:p>-8.82438942547005</text:p>
          </table:table-cell>
          <table:table-cell table:formula="of:=LOG([.F13];2)" office:value-type="float" office:value="-9.75607016572231" calcext:value-type="float">
            <text:p>-9.7560701657223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42" calcext:value-type="float">
            <text:p>442</text:p>
          </table:table-cell>
          <table:table-cell office:value-type="float" office:value="230631" calcext:value-type="float">
            <text:p>230631</text:p>
          </table:table-cell>
          <table:table-cell office:value-type="float" office:value="0.083128526" calcext:value-type="float">
            <text:p>0.083128526</text:p>
          </table:table-cell>
          <table:table-cell office:value-type="float" office:value="0.005464006" calcext:value-type="float">
            <text:p>0.005464006</text:p>
          </table:table-cell>
          <table:table-cell office:value-type="float" office:value="0.002366836" calcext:value-type="float">
            <text:p>0.002366836</text:p>
          </table:table-cell>
          <table:table-cell table:formula="of:=LOG([.D14];2)" office:value-type="float" office:value="-3.58851255926808" calcext:value-type="float">
            <text:p>-3.58851255926808</text:p>
          </table:table-cell>
          <table:table-cell table:formula="of:=LOG([.E14];2)" office:value-type="float" office:value="-7.51582521681639" calcext:value-type="float">
            <text:p>-7.51582521681639</text:p>
          </table:table-cell>
          <table:table-cell table:formula="of:=LOG([.F14];2)" office:value-type="float" office:value="-8.72282454064435" calcext:value-type="float">
            <text:p>-8.72282454064435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69" calcext:value-type="float">
            <text:p>469</text:p>
          </table:table-cell>
          <table:table-cell office:value-type="float" office:value="511935" calcext:value-type="float">
            <text:p>511935</text:p>
          </table:table-cell>
          <table:table-cell office:value-type="float" office:value="0.173840355" calcext:value-type="float">
            <text:p>0.173840355</text:p>
          </table:table-cell>
          <table:table-cell office:value-type="float" office:value="0.008857629" calcext:value-type="float">
            <text:p>0.008857629</text:p>
          </table:table-cell>
          <table:table-cell office:value-type="float" office:value="0.004817897" calcext:value-type="float">
            <text:p>0.004817897</text:p>
          </table:table-cell>
          <table:table-cell table:formula="of:=LOG([.D15];2)" office:value-type="float" office:value="-2.52416506911991" calcext:value-type="float">
            <text:p>-2.52416506911991</text:p>
          </table:table-cell>
          <table:table-cell table:formula="of:=LOG([.E15];2)" office:value-type="float" office:value="-6.81886371316354" calcext:value-type="float">
            <text:p>-6.81886371316354</text:p>
          </table:table-cell>
          <table:table-cell table:formula="of:=LOG([.F15];2)" office:value-type="float" office:value="-7.69738073358832" calcext:value-type="float">
            <text:p>-7.6973807335883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24" calcext:value-type="float">
            <text:p>524</text:p>
          </table:table-cell>
          <table:table-cell office:value-type="float" office:value="837799" calcext:value-type="float">
            <text:p>837799</text:p>
          </table:table-cell>
          <table:table-cell office:value-type="float" office:value="0.366215538" calcext:value-type="float">
            <text:p>0.366215538</text:p>
          </table:table-cell>
          <table:table-cell office:value-type="float" office:value="0.018148806" calcext:value-type="float">
            <text:p>0.018148806</text:p>
          </table:table-cell>
          <table:table-cell office:value-type="float" office:value="0.009927622" calcext:value-type="float">
            <text:p>0.009927622</text:p>
          </table:table-cell>
          <table:table-cell table:formula="of:=LOG([.D16];2)" office:value-type="float" office:value="-1.44923509097225" calcext:value-type="float">
            <text:p>-1.44923509097225</text:p>
          </table:table-cell>
          <table:table-cell table:formula="of:=LOG([.E16];2)" office:value-type="float" office:value="-5.78398155254771" calcext:value-type="float">
            <text:p>-5.78398155254771</text:p>
          </table:table-cell>
          <table:table-cell table:formula="of:=LOG([.F16];2)" office:value-type="float" office:value="-6.6543360996035" calcext:value-type="float">
            <text:p>-6.6543360996035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56" calcext:value-type="float">
            <text:p>556</text:p>
          </table:table-cell>
          <table:table-cell office:value-type="float" office:value="1723519" calcext:value-type="float">
            <text:p>1723519</text:p>
          </table:table-cell>
          <table:table-cell office:value-type="float" office:value="0.771366093" calcext:value-type="float">
            <text:p>0.771366093</text:p>
          </table:table-cell>
          <table:table-cell office:value-type="float" office:value="0.036564655" calcext:value-type="float">
            <text:p>0.036564655</text:p>
          </table:table-cell>
          <table:table-cell office:value-type="float" office:value="0.020357081" calcext:value-type="float">
            <text:p>0.020357081</text:p>
          </table:table-cell>
          <table:table-cell table:formula="of:=LOG([.D17];2)" office:value-type="float" office:value="-0.37451236418627" calcext:value-type="float">
            <text:p>-0.37451236418627</text:p>
          </table:table-cell>
          <table:table-cell table:formula="of:=LOG([.E17];2)" office:value-type="float" office:value="-4.77340644000482" calcext:value-type="float">
            <text:p>-4.77340644000482</text:p>
          </table:table-cell>
          <table:table-cell table:formula="of:=LOG([.F17];2)" office:value-type="float" office:value="-5.61832548144234" calcext:value-type="float">
            <text:p>-5.6183254814423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596" calcext:value-type="float">
            <text:p>596</text:p>
          </table:table-cell>
          <table:table-cell office:value-type="float" office:value="3732423" calcext:value-type="float">
            <text:p>3732423</text:p>
          </table:table-cell>
          <table:table-cell office:value-type="float" office:value="1.61158544" calcext:value-type="float">
            <text:p>1.61158544</text:p>
          </table:table-cell>
          <table:table-cell office:value-type="float" office:value="0.074485748" calcext:value-type="float">
            <text:p>0.074485748</text:p>
          </table:table-cell>
          <table:table-cell office:value-type="float" office:value="0.041556637" calcext:value-type="float">
            <text:p>0.041556637</text:p>
          </table:table-cell>
          <table:table-cell table:formula="of:=LOG([.D18];2)" office:value-type="float" office:value="0.688480676512103" calcext:value-type="float">
            <text:p>0.688480676512103</text:p>
          </table:table-cell>
          <table:table-cell table:formula="of:=LOG([.E18];2)" office:value-type="float" office:value="-3.74689178106814" calcext:value-type="float">
            <text:p>-3.74689178106814</text:p>
          </table:table-cell>
          <table:table-cell table:formula="of:=LOG([.F18];2)" office:value-type="float" office:value="-4.58877728191697" calcext:value-type="float">
            <text:p>-4.58877728191697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664" calcext:value-type="float">
            <text:p>664</text:p>
          </table:table-cell>
          <table:table-cell office:value-type="float" office:value="6649279" calcext:value-type="float">
            <text:p>6649279</text:p>
          </table:table-cell>
          <table:table-cell office:value-type="float" office:value="3.372340559" calcext:value-type="float">
            <text:p>3.372340559</text:p>
          </table:table-cell>
          <table:table-cell office:value-type="float" office:value="0.158041936" calcext:value-type="float">
            <text:p>0.158041936</text:p>
          </table:table-cell>
          <table:table-cell office:value-type="float" office:value="0.085507517" calcext:value-type="float">
            <text:p>0.085507517</text:p>
          </table:table-cell>
          <table:table-cell table:formula="of:=LOG([.D19];2)" office:value-type="float" office:value="1.75375023555972" calcext:value-type="float">
            <text:p>1.75375023555972</text:p>
          </table:table-cell>
          <table:table-cell table:formula="of:=LOG([.E19];2)" office:value-type="float" office:value="-2.66162067046185" calcext:value-type="float">
            <text:p>-2.66162067046185</text:p>
          </table:table-cell>
          <table:table-cell table:formula="of:=LOG([.F19];2)" office:value-type="float" office:value="-3.54780493630337" calcext:value-type="float">
            <text:p>-3.54780493630337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704" calcext:value-type="float">
            <text:p>704</text:p>
          </table:table-cell>
          <table:table-cell office:value-type="float" office:value="15733191" calcext:value-type="float">
            <text:p>15733191</text:p>
          </table:table-cell>
          <table:table-cell office:value-type="float" office:value="7.73536517" calcext:value-type="float">
            <text:p>7.73536517</text:p>
          </table:table-cell>
          <table:table-cell office:value-type="float" office:value="0.333860226" calcext:value-type="float">
            <text:p>0.333860226</text:p>
          </table:table-cell>
          <table:table-cell office:value-type="float" office:value="0.163404934" calcext:value-type="float">
            <text:p>0.163404934</text:p>
          </table:table-cell>
          <table:table-cell table:formula="of:=LOG([.D20];2)" office:value-type="float" office:value="2.95146939982074" calcext:value-type="float">
            <text:p>2.95146939982074</text:p>
          </table:table-cell>
          <table:table-cell table:formula="of:=LOG([.E20];2)" office:value-type="float" office:value="-1.58268386483006" calcext:value-type="float">
            <text:p>-1.58268386483006</text:p>
          </table:table-cell>
          <table:table-cell table:formula="of:=LOG([.F20];2)" office:value-type="float" office:value="-2.61347654867511" calcext:value-type="float">
            <text:p>-2.61347654867511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705" calcext:value-type="float">
            <text:p>705</text:p>
          </table:table-cell>
          <table:table-cell office:value-type="float" office:value="31466382" calcext:value-type="float">
            <text:p>31466382</text:p>
          </table:table-cell>
          <table:table-cell office:value-type="float" office:value="17.206806219" calcext:value-type="float">
            <text:p>17.206806219</text:p>
          </table:table-cell>
          <table:table-cell office:value-type="float" office:value="0.70262743" calcext:value-type="float">
            <text:p>0.70262743</text:p>
          </table:table-cell>
          <table:table-cell office:value-type="float" office:value="0.304856064" calcext:value-type="float">
            <text:p>0.304856064</text:p>
          </table:table-cell>
          <table:table-cell table:formula="of:=LOG([.D21];2)" office:value-type="float" office:value="4.10490743633285" calcext:value-type="float">
            <text:p>4.10490743633285</text:p>
          </table:table-cell>
          <table:table-cell table:formula="of:=LOG([.E21];2)" office:value-type="float" office:value="-0.509168195593645" calcext:value-type="float">
            <text:p>-0.509168195593645</text:p>
          </table:table-cell>
          <table:table-cell table:formula="of:=LOG([.F21];2)" office:value-type="float" office:value="-1.71379985144926" calcext:value-type="float">
            <text:p>-1.71379985144926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949" calcext:value-type="float">
            <text:p>949</text:p>
          </table:table-cell>
          <table:table-cell office:value-type="float" office:value="63728127" calcext:value-type="float">
            <text:p>63728127</text:p>
          </table:table-cell>
          <table:table-cell office:value-type="float" office:value="35.803866253" calcext:value-type="float">
            <text:p>35.803866253</text:p>
          </table:table-cell>
          <table:table-cell office:value-type="float" office:value="1.424510626" calcext:value-type="float">
            <text:p>1.424510626</text:p>
          </table:table-cell>
          <table:table-cell office:value-type="float" office:value="0.603792894" calcext:value-type="float">
            <text:p>0.603792894</text:p>
          </table:table-cell>
          <table:table-cell table:formula="of:=LOG([.D22];2)" office:value-type="float" office:value="5.16204347910484" calcext:value-type="float">
            <text:p>5.16204347910484</text:p>
          </table:table-cell>
          <table:table-cell table:formula="of:=LOG([.E22];2)" office:value-type="float" office:value="0.510466383346796" calcext:value-type="float">
            <text:p>0.510466383346796</text:p>
          </table:table-cell>
          <table:table-cell table:formula="of:=LOG([.F22];2)" office:value-type="float" office:value="-0.727874316921691" calcext:value-type="float">
            <text:p>-0.727874316921691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950" calcext:value-type="float">
            <text:p>950</text:p>
          </table:table-cell>
          <table:table-cell office:value-type="float" office:value="127456254" calcext:value-type="float">
            <text:p>127456254</text:p>
          </table:table-cell>
          <table:table-cell office:value-type="float" office:value="72.973450492" calcext:value-type="float">
            <text:p>72.973450492</text:p>
          </table:table-cell>
          <table:table-cell office:value-type="float" office:value="2.868590121" calcext:value-type="float">
            <text:p>2.868590121</text:p>
          </table:table-cell>
          <table:table-cell office:value-type="float" office:value="1.232234966" calcext:value-type="float">
            <text:p>1.232234966</text:p>
          </table:table-cell>
          <table:table-cell table:formula="of:=LOG([.D23];2)" office:value-type="float" office:value="6.18929976695624" calcext:value-type="float">
            <text:p>6.18929976695624</text:p>
          </table:table-cell>
          <table:table-cell table:formula="of:=LOG([.E23];2)" office:value-type="float" office:value="1.52034184309967" calcext:value-type="float">
            <text:p>1.52034184309967</text:p>
          </table:table-cell>
          <table:table-cell table:formula="of:=LOG([.F23];2)" office:value-type="float" office:value="0.301277379378341" calcext:value-type="float">
            <text:p>0.301277379378341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956" calcext:value-type="float">
            <text:p>956</text:p>
          </table:table-cell>
          <table:table-cell office:value-type="float" office:value="226588897" calcext:value-type="float">
            <text:p>226588897</text:p>
          </table:table-cell>
          <table:table-cell office:value-type="float" office:value="134.439486926" calcext:value-type="float">
            <text:p>134.439486926</text:p>
          </table:table-cell>
          <table:table-cell office:value-type="float" office:value="5.792056007" calcext:value-type="float">
            <text:p>5.792056007</text:p>
          </table:table-cell>
          <table:table-cell office:value-type="float" office:value="2.520436078" calcext:value-type="float">
            <text:p>2.520436078</text:p>
          </table:table-cell>
          <table:table-cell table:formula="of:=LOG([.D24];2)" office:value-type="float" office:value="7.07081313165164" calcext:value-type="float">
            <text:p>7.07081313165164</text:p>
          </table:table-cell>
          <table:table-cell table:formula="of:=LOG([.E24];2)" office:value-type="float" office:value="2.53407555280622" calcext:value-type="float">
            <text:p>2.53407555280622</text:p>
          </table:table-cell>
          <table:table-cell table:formula="of:=LOG([.F24];2)" office:value-type="float" office:value="1.33367336592363" calcext:value-type="float">
            <text:p>1.333673365923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7:41:27.065587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0-23T18:13:29.109894955</dc:date>
    <meta:editing-duration>PT21M1S</meta:editing-duration>
    <meta:editing-cycles>4</meta:editing-cycles>
    <meta:generator>LibreOffice/6.3.2.2$Linux_X86_64 LibreOffice_project/30$Build-2</meta:generator>
    <meta:document-statistic meta:table-count="1" meta:cell-count="216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22cm" svg:height="10.812cm" xlink:href=".." xlink:type="simple" chart:class="chart:line" chart:style-name="ch1">
        <chart:title svg:x="7.937cm" svg:y="0.351cm" chart:style-name="ch2">
          <text:p>Absolute time</text:p>
        </chart:title>
        <chart:legend svg:x="12.888cm" svg:y="1.509cm" style:legend-expansion="custom" chartooo:width="3.148cm" chartooo:height="1.599cm" style:legend-expansion-aspect-ratio="1.96873045653533" chart:style-name="ch3"/>
        <chart:plot-area chart:style-name="ch4" table:cell-range-address="cpu.D1:cpu.F24" chart:data-source-has-labels="row" svg:x="1.403cm" svg:y="1.384cm" svg:width="17.435cm" svg:height="8.223cm">
          <chartooo:coordinate-region svg:x="2.082cm" svg:y="1.587cm" svg:width="16.326cm" svg:height="7.365cm"/>
          <chart:axis chart:dimension="x" chart:name="primary-x" chart:style-name="ch5">
            <chart:title svg:x="8.819cm" svg:y="9.823cm" chart:style-name="ch6">
              <text:p>Max (64^(x-1))</text:p>
            </chart:title>
          </chart:axis>
          <chart:axis chart:dimension="y" chart:name="primary-y" chart:style-name="ch5">
            <chart:title svg:x="0.451cm" svg:y="6.207cm" chart:style-name="ch7">
              <text:p>Time (s)</text:p>
            </chart:title>
            <chart:grid chart:style-name="ch8" chart:class="major"/>
          </chart:axis>
          <chart:series chart:style-name="ch9" chart:values-cell-range-address="cpu.D2:cpu.D24" chart:label-cell-address="cpu.D1:cpu.D1" chart:class="chart:line">
            <chart:data-point chart:repeated="23"/>
          </chart:series>
          <chart:series chart:style-name="ch10" chart:values-cell-range-address="cpu.E2:cpu.E24" chart:label-cell-address="cpu.E1:cpu.E1" chart:class="chart:line">
            <chart:data-point chart:repeated="23"/>
          </chart:series>
          <chart:series chart:style-name="ch11" chart:values-cell-range-address="cpu.F2:cpu.F24" chart:label-cell-address="cpu.F1:cpu.F1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cpu.D1:cpu.D1</svg:desc>
                </draw:g>
              </table:table-cell>
              <table:table-cell office:value-type="string">
                <text:p>CPU fast</text:p>
                <draw:g>
                  <svg:desc>cpu.E1:cpu.E1</svg:desc>
                </draw:g>
              </table:table-cell>
              <table:table-cell office:value-type="string">
                <text:p>GPU</text:p>
                <draw:g>
                  <svg:desc>cpu.F1:cpu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30254">
                <text:p>0.000030254</text:p>
                <draw:g>
                  <svg:desc>cpu.D2:cpu.D24</svg:desc>
                </draw:g>
              </table:table-cell>
              <table:table-cell office:value-type="float" office:value="0.000011809">
                <text:p>0.000011809</text:p>
                <draw:g>
                  <svg:desc>cpu.E2:cpu.E24</svg:desc>
                </draw:g>
              </table:table-cell>
              <table:table-cell office:value-type="float" office:value="0.000754937">
                <text:p>0.000754937</text:p>
                <draw:g>
                  <svg:desc>cpu.F2:cpu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61303">
                <text:p>0.000061303</text:p>
              </table:table-cell>
              <table:table-cell office:value-type="float" office:value="0.000015034">
                <text:p>0.000015034</text:p>
              </table:table-cell>
              <table:table-cell office:value-type="float" office:value="0.000020023">
                <text:p>0.000020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46723">
                <text:p>0.000146723</text:p>
              </table:table-cell>
              <table:table-cell office:value-type="float" office:value="0.000024758">
                <text:p>0.000024758</text:p>
              </table:table-cell>
              <table:table-cell office:value-type="float" office:value="0.00001834">
                <text:p>0.00001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79284">
                <text:p>0.000379284</text:p>
              </table:table-cell>
              <table:table-cell office:value-type="float" office:value="0.000044529">
                <text:p>0.000044529</text:p>
              </table:table-cell>
              <table:table-cell office:value-type="float" office:value="0.000018032">
                <text:p>0.000018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57064">
                <text:p>0.000857064</text:p>
              </table:table-cell>
              <table:table-cell office:value-type="float" office:value="0.000093468">
                <text:p>0.000093468</text:p>
              </table:table-cell>
              <table:table-cell office:value-type="float" office:value="0.000028517">
                <text:p>0.000028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954246">
                <text:p>0.001954246</text:p>
              </table:table-cell>
              <table:table-cell office:value-type="float" office:value="0.000180076">
                <text:p>0.000180076</text:p>
              </table:table-cell>
              <table:table-cell office:value-type="float" office:value="0.000029496">
                <text:p>0.000029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481686">
                <text:p>0.004481686</text:p>
              </table:table-cell>
              <table:table-cell office:value-type="float" office:value="0.000375927">
                <text:p>0.000375927</text:p>
              </table:table-cell>
              <table:table-cell office:value-type="float" office:value="0.000043694">
                <text:p>0.0000436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841485">
                <text:p>0.006841485</text:p>
              </table:table-cell>
              <table:table-cell office:value-type="float" office:value="0.000728658">
                <text:p>0.000728658</text:p>
              </table:table-cell>
              <table:table-cell office:value-type="float" office:value="0.000078217">
                <text:p>0.000078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99508">
                <text:p>0.00399508</text:p>
              </table:table-cell>
              <table:table-cell office:value-type="float" office:value="0.001467302">
                <text:p>0.001467302</text:p>
              </table:table-cell>
              <table:table-cell office:value-type="float" office:value="0.000147456">
                <text:p>0.000147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68779">
                <text:p>0.00868779</text:p>
              </table:table-cell>
              <table:table-cell office:value-type="float" office:value="0.001373294">
                <text:p>0.001373294</text:p>
              </table:table-cell>
              <table:table-cell office:value-type="float" office:value="0.000286624">
                <text:p>0.000286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835576">
                <text:p>0.01835576</text:p>
              </table:table-cell>
              <table:table-cell office:value-type="float" office:value="0.001119343">
                <text:p>0.001119343</text:p>
              </table:table-cell>
              <table:table-cell office:value-type="float" office:value="0.000563606">
                <text:p>0.000563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8930529">
                <text:p>0.038930529</text:p>
              </table:table-cell>
              <table:table-cell office:value-type="float" office:value="0.002205942">
                <text:p>0.002205942</text:p>
              </table:table-cell>
              <table:table-cell office:value-type="float" office:value="0.001156459">
                <text:p>0.001156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3128526">
                <text:p>0.083128526</text:p>
              </table:table-cell>
              <table:table-cell office:value-type="float" office:value="0.005464006">
                <text:p>0.005464006</text:p>
              </table:table-cell>
              <table:table-cell office:value-type="float" office:value="0.002366836">
                <text:p>0.002366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3840355">
                <text:p>0.173840355</text:p>
              </table:table-cell>
              <table:table-cell office:value-type="float" office:value="0.008857629">
                <text:p>0.008857629</text:p>
              </table:table-cell>
              <table:table-cell office:value-type="float" office:value="0.004817897">
                <text:p>0.0048178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6215538">
                <text:p>0.366215538</text:p>
              </table:table-cell>
              <table:table-cell office:value-type="float" office:value="0.018148806">
                <text:p>0.018148806</text:p>
              </table:table-cell>
              <table:table-cell office:value-type="float" office:value="0.009927622">
                <text:p>0.0099276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1366093">
                <text:p>0.771366093</text:p>
              </table:table-cell>
              <table:table-cell office:value-type="float" office:value="0.036564655">
                <text:p>0.036564655</text:p>
              </table:table-cell>
              <table:table-cell office:value-type="float" office:value="0.020357081">
                <text:p>0.0203570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1158544">
                <text:p>1.61158544</text:p>
              </table:table-cell>
              <table:table-cell office:value-type="float" office:value="0.074485748">
                <text:p>0.074485748</text:p>
              </table:table-cell>
              <table:table-cell office:value-type="float" office:value="0.041556637">
                <text:p>0.0415566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72340559">
                <text:p>3.372340559</text:p>
              </table:table-cell>
              <table:table-cell office:value-type="float" office:value="0.158041936">
                <text:p>0.158041936</text:p>
              </table:table-cell>
              <table:table-cell office:value-type="float" office:value="0.085507517">
                <text:p>0.085507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73536517">
                <text:p>7.73536517</text:p>
              </table:table-cell>
              <table:table-cell office:value-type="float" office:value="0.333860226">
                <text:p>0.333860226</text:p>
              </table:table-cell>
              <table:table-cell office:value-type="float" office:value="0.163404934">
                <text:p>0.1634049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206806219">
                <text:p>17.206806219</text:p>
              </table:table-cell>
              <table:table-cell office:value-type="float" office:value="0.70262743">
                <text:p>0.70262743</text:p>
              </table:table-cell>
              <table:table-cell office:value-type="float" office:value="0.304856064">
                <text:p>0.304856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.803866253">
                <text:p>35.803866253</text:p>
              </table:table-cell>
              <table:table-cell office:value-type="float" office:value="1.424510626">
                <text:p>1.424510626</text:p>
              </table:table-cell>
              <table:table-cell office:value-type="float" office:value="0.603792894">
                <text:p>0.6037928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.973450492">
                <text:p>72.973450492</text:p>
              </table:table-cell>
              <table:table-cell office:value-type="float" office:value="2.868590121">
                <text:p>2.868590121</text:p>
              </table:table-cell>
              <table:table-cell office:value-type="float" office:value="1.232234966">
                <text:p>1.232234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4.439486926">
                <text:p>134.439486926</text:p>
              </table:table-cell>
              <table:table-cell office:value-type="float" office:value="5.792056007">
                <text:p>5.792056007</text:p>
              </table:table-cell>
              <table:table-cell office:value-type="float" office:value="2.520436078">
                <text:p>2.520436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92cm" svg:height="10.795cm" xlink:href=".." xlink:type="simple" chart:class="chart:line" chart:style-name="ch1">
        <chart:title svg:x="7.574cm" svg:y="0.35cm" chart:style-name="ch2">
          <text:p>Logarithmic time</text:p>
        </chart:title>
        <chart:legend svg:x="14.528cm" svg:y="7.208cm" style:legend-expansion="custom" chartooo:width="4.021cm" chartooo:height="1.94cm" style:legend-expansion-aspect-ratio="2.07268041237113" chart:style-name="ch3"/>
        <chart:plot-area chart:style-name="ch4" table:cell-range-address="cpu.G1:cpu.I24" chart:data-source-has-labels="row" svg:x="1.402cm" svg:y="1.382cm" svg:width="17.407cm" svg:height="8.209cm">
          <chartooo:coordinate-region svg:x="2.214cm" svg:y="1.585cm" svg:width="16.379cm" svg:height="7.803cm"/>
          <chart:axis chart:dimension="x" chart:name="primary-x" chart:style-name="ch5">
            <chart:title svg:x="8.804cm" svg:y="9.806cm" chart:style-name="ch6">
              <text:p>Max (64^(x-1))</text:p>
            </chart:title>
          </chart:axis>
          <chart:axis chart:dimension="y" chart:name="primary-y" chart:style-name="ch5">
            <chart:title svg:x="0.451cm" svg:y="7.188cm" chart:style-name="ch7">
              <text:p>Logarithmic time (s)</text:p>
            </chart:title>
            <chart:grid chart:style-name="ch8" chart:class="major"/>
          </chart:axis>
          <chart:series chart:style-name="ch9" chart:values-cell-range-address="cpu.G2:cpu.G24" chart:label-cell-address="cpu.G1:cpu.G1" chart:class="chart:line">
            <chart:data-point chart:repeated="23"/>
          </chart:series>
          <chart:series chart:style-name="ch10" chart:values-cell-range-address="cpu.H2:cpu.H24" chart:label-cell-address="cpu.H1:cpu.H1" chart:class="chart:line">
            <chart:data-point chart:repeated="23"/>
          </chart:series>
          <chart:series chart:style-name="ch11" chart:values-cell-range-address="cpu.I2:cpu.I24" chart:label-cell-address="cpu.I1:cpu.I1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 CPU</text:p>
                <draw:g>
                  <svg:desc>cpu.G1:cpu.G1</svg:desc>
                </draw:g>
              </table:table-cell>
              <table:table-cell office:value-type="string">
                <text:p>Log CPU fast</text:p>
                <draw:g>
                  <svg:desc>cpu.H1:cpu.H1</svg:desc>
                </draw:g>
              </table:table-cell>
              <table:table-cell office:value-type="string">
                <text:p>Log GPU</text:p>
                <draw:g>
                  <svg:desc>cpu.I1:cpu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.0125145750692">
                <text:p>-15.0125145750692</text:p>
                <draw:g>
                  <svg:desc>cpu.G2:cpu.G24</svg:desc>
                </draw:g>
              </table:table-cell>
              <table:table-cell office:value-type="float" office:value="-16.3697536736411">
                <text:p>-16.3697536736411</text:p>
                <draw:g>
                  <svg:desc>cpu.H2:cpu.H24</svg:desc>
                </draw:g>
              </table:table-cell>
              <table:table-cell office:value-type="float" office:value="-10.3713561239593">
                <text:p>-10.3713561239593</text:p>
                <draw:g>
                  <svg:desc>cpu.I2:cpu.I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3.9936827972709">
                <text:p>-13.9936827972709</text:p>
              </table:table-cell>
              <table:table-cell office:value-type="float" office:value="-16.0214115654887">
                <text:p>-16.0214115654887</text:p>
              </table:table-cell>
              <table:table-cell office:value-type="float" office:value="-15.6079823283911">
                <text:p>-15.6079823283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2.734617336861">
                <text:p>-12.734617336861</text:p>
              </table:table-cell>
              <table:table-cell office:value-type="float" office:value="-15.3017456989243">
                <text:p>-15.3017456989243</text:p>
              </table:table-cell>
              <table:table-cell office:value-type="float" office:value="-15.7346468355038">
                <text:p>-15.7346468355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1.3644338663606">
                <text:p>-11.3644338663606</text:p>
              </table:table-cell>
              <table:table-cell office:value-type="float" office:value="-14.4548952612915">
                <text:p>-14.4548952612915</text:p>
              </table:table-cell>
              <table:table-cell office:value-type="float" office:value="-15.759081053814">
                <text:p>-15.759081053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.1883094400482">
                <text:p>-10.1883094400482</text:p>
              </table:table-cell>
              <table:table-cell office:value-type="float" office:value="-13.3851679505405">
                <text:p>-13.3851679505405</text:p>
              </table:table-cell>
              <table:table-cell office:value-type="float" office:value="-15.0978182567775">
                <text:p>-15.0978182567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99917219983196">
                <text:p>-8.99917219983196</text:p>
              </table:table-cell>
              <table:table-cell office:value-type="float" office:value="-12.4391064636479">
                <text:p>-12.4391064636479</text:p>
              </table:table-cell>
              <table:table-cell office:value-type="float" office:value="-15.0491211528924">
                <text:p>-15.0491211528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.80174271169775">
                <text:p>-7.80174271169775</text:p>
              </table:table-cell>
              <table:table-cell office:value-type="float" office:value="-11.3772598425478">
                <text:p>-11.3772598425478</text:p>
              </table:table-cell>
              <table:table-cell office:value-type="float" office:value="-14.4822052900094">
                <text:p>-14.4822052900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19147477685998">
                <text:p>-7.19147477685998</text:p>
              </table:table-cell>
              <table:table-cell office:value-type="float" office:value="-10.4224705437029">
                <text:p>-10.4224705437029</text:p>
              </table:table-cell>
              <table:table-cell office:value-type="float" office:value="-13.6421582716327">
                <text:p>-13.6421582716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96755989178476">
                <text:p>-7.96755989178476</text:p>
              </table:table-cell>
              <table:table-cell office:value-type="float" office:value="-9.41261844769167">
                <text:p>-9.41261844769167</text:p>
              </table:table-cell>
              <table:table-cell office:value-type="float" office:value="-12.7274278525439">
                <text:p>-12.7274278525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.84679505371366">
                <text:p>-6.84679505371366</text:p>
              </table:table-cell>
              <table:table-cell office:value-type="float" office:value="-9.50814376847299">
                <text:p>-9.50814376847299</text:p>
              </table:table-cell>
              <table:table-cell office:value-type="float" office:value="-11.7685529631409">
                <text:p>-11.76855296314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.76762334090348">
                <text:p>-5.76762334090348</text:p>
              </table:table-cell>
              <table:table-cell office:value-type="float" office:value="-9.80313209591368">
                <text:p>-9.80313209591368</text:p>
              </table:table-cell>
              <table:table-cell office:value-type="float" office:value="-10.7930254092714">
                <text:p>-10.7930254092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68295424117246">
                <text:p>-4.68295424117246</text:p>
              </table:table-cell>
              <table:table-cell office:value-type="float" office:value="-8.82438942547005">
                <text:p>-8.82438942547005</text:p>
              </table:table-cell>
              <table:table-cell office:value-type="float" office:value="-9.75607016572231">
                <text:p>-9.756070165722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58851255926808">
                <text:p>-3.58851255926808</text:p>
              </table:table-cell>
              <table:table-cell office:value-type="float" office:value="-7.51582521681639">
                <text:p>-7.51582521681639</text:p>
              </table:table-cell>
              <table:table-cell office:value-type="float" office:value="-8.72282454064435">
                <text:p>-8.722824540644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52416506911991">
                <text:p>-2.52416506911991</text:p>
              </table:table-cell>
              <table:table-cell office:value-type="float" office:value="-6.81886371316354">
                <text:p>-6.81886371316354</text:p>
              </table:table-cell>
              <table:table-cell office:value-type="float" office:value="-7.69738073358832">
                <text:p>-7.697380733588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44923509097225">
                <text:p>-1.44923509097225</text:p>
              </table:table-cell>
              <table:table-cell office:value-type="float" office:value="-5.78398155254771">
                <text:p>-5.78398155254771</text:p>
              </table:table-cell>
              <table:table-cell office:value-type="float" office:value="-6.6543360996035">
                <text:p>-6.6543360996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7451236418627">
                <text:p>-0.37451236418627</text:p>
              </table:table-cell>
              <table:table-cell office:value-type="float" office:value="-4.77340644000482">
                <text:p>-4.77340644000482</text:p>
              </table:table-cell>
              <table:table-cell office:value-type="float" office:value="-5.61832548144234">
                <text:p>-5.618325481442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8480676512103">
                <text:p>0.688480676512103</text:p>
              </table:table-cell>
              <table:table-cell office:value-type="float" office:value="-3.74689178106814">
                <text:p>-3.74689178106814</text:p>
              </table:table-cell>
              <table:table-cell office:value-type="float" office:value="-4.58877728191697">
                <text:p>-4.588777281916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5375023555972">
                <text:p>1.75375023555972</text:p>
              </table:table-cell>
              <table:table-cell office:value-type="float" office:value="-2.66162067046185">
                <text:p>-2.66162067046185</text:p>
              </table:table-cell>
              <table:table-cell office:value-type="float" office:value="-3.54780493630337">
                <text:p>-3.547804936303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5146939982074">
                <text:p>2.95146939982074</text:p>
              </table:table-cell>
              <table:table-cell office:value-type="float" office:value="-1.58268386483006">
                <text:p>-1.58268386483006</text:p>
              </table:table-cell>
              <table:table-cell office:value-type="float" office:value="-2.61347654867511">
                <text:p>-2.613476548675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0490743633285">
                <text:p>4.10490743633285</text:p>
              </table:table-cell>
              <table:table-cell office:value-type="float" office:value="-0.509168195593645">
                <text:p>-0.509168195593645</text:p>
              </table:table-cell>
              <table:table-cell office:value-type="float" office:value="-1.71379985144926">
                <text:p>-1.713799851449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16204347910484">
                <text:p>5.16204347910484</text:p>
              </table:table-cell>
              <table:table-cell office:value-type="float" office:value="0.510466383346796">
                <text:p>0.510466383346796</text:p>
              </table:table-cell>
              <table:table-cell office:value-type="float" office:value="-0.727874316921691">
                <text:p>-0.7278743169216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18929976695624">
                <text:p>6.18929976695624</text:p>
              </table:table-cell>
              <table:table-cell office:value-type="float" office:value="1.52034184309967">
                <text:p>1.52034184309967</text:p>
              </table:table-cell>
              <table:table-cell office:value-type="float" office:value="0.301277379378341">
                <text:p>0.3012773793783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07081313165164">
                <text:p>7.07081313165164</text:p>
              </table:table-cell>
              <table:table-cell office:value-type="float" office:value="2.53407555280622">
                <text:p>2.53407555280622</text:p>
              </table:table-cell>
              <table:table-cell office:value-type="float" office:value="1.33367336592363">
                <text:p>1.333673365923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800080" draw:fill-color="#80008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245cm" svg:height="10.825cm" xlink:href=".." xlink:type="simple" chart:class="chart:line" chart:style-name="ch1">
        <chart:title svg:x="7.948cm" svg:y="0.351cm" chart:style-name="ch2">
          <text:p>Absolute time</text:p>
        </chart:title>
        <chart:legend svg:x="13.969cm" svg:y="2.108cm" style:legend-expansion="custom" chartooo:width="3.164cm" chartooo:height="1.337cm" style:legend-expansion-aspect-ratio="2.36649214659686" chart:style-name="ch3"/>
        <chart:plot-area chart:style-name="ch4" table:cell-range-address="cpu.E1:cpu.F24" chart:data-source-has-labels="row" svg:x="1.403cm" svg:y="1.384cm" svg:width="17.458cm" svg:height="8.236cm">
          <chartooo:coordinate-region svg:x="1.868cm" svg:y="1.587cm" svg:width="16.777cm" svg:height="7.378cm"/>
          <chart:axis chart:dimension="x" chart:name="primary-x" chart:style-name="ch5">
            <chart:title svg:x="8.831cm" svg:y="9.836cm" chart:style-name="ch6">
              <text:p>Max (64^(x-1))</text:p>
            </chart:title>
          </chart:axis>
          <chart:axis chart:dimension="y" chart:name="primary-y" chart:style-name="ch5">
            <chart:title svg:x="0.451cm" svg:y="6.214cm" chart:style-name="ch7">
              <text:p>Time (s)</text:p>
            </chart:title>
            <chart:grid chart:style-name="ch8" chart:class="major"/>
          </chart:axis>
          <chart:series chart:style-name="ch9" chart:values-cell-range-address="cpu.E2:cpu.E24" chart:label-cell-address="cpu.E1:cpu.E1" chart:class="chart:line">
            <chart:data-point chart:repeated="23"/>
          </chart:series>
          <chart:series chart:style-name="ch10" chart:values-cell-range-address="cpu.F2:cpu.F24" chart:label-cell-address="cpu.F1:cpu.F1" chart:class="chart:line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fast</text:p>
                <draw:g>
                  <svg:desc>cpu.E1:cpu.E1</svg:desc>
                </draw:g>
              </table:table-cell>
              <table:table-cell office:value-type="string">
                <text:p>GPU</text:p>
                <draw:g>
                  <svg:desc>cpu.F1:cpu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1809">
                <text:p>0.000011809</text:p>
                <draw:g>
                  <svg:desc>cpu.E2:cpu.E24</svg:desc>
                </draw:g>
              </table:table-cell>
              <table:table-cell office:value-type="float" office:value="0.000754937">
                <text:p>0.000754937</text:p>
                <draw:g>
                  <svg:desc>cpu.F2:cpu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5034">
                <text:p>0.000015034</text:p>
              </table:table-cell>
              <table:table-cell office:value-type="float" office:value="0.000020023">
                <text:p>0.000020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4758">
                <text:p>0.000024758</text:p>
              </table:table-cell>
              <table:table-cell office:value-type="float" office:value="0.00001834">
                <text:p>0.00001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44529">
                <text:p>0.000044529</text:p>
              </table:table-cell>
              <table:table-cell office:value-type="float" office:value="0.000018032">
                <text:p>0.000018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93468">
                <text:p>0.000093468</text:p>
              </table:table-cell>
              <table:table-cell office:value-type="float" office:value="0.000028517">
                <text:p>0.000028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80076">
                <text:p>0.000180076</text:p>
              </table:table-cell>
              <table:table-cell office:value-type="float" office:value="0.000029496">
                <text:p>0.000029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75927">
                <text:p>0.000375927</text:p>
              </table:table-cell>
              <table:table-cell office:value-type="float" office:value="0.000043694">
                <text:p>0.0000436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728658">
                <text:p>0.000728658</text:p>
              </table:table-cell>
              <table:table-cell office:value-type="float" office:value="0.000078217">
                <text:p>0.000078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467302">
                <text:p>0.001467302</text:p>
              </table:table-cell>
              <table:table-cell office:value-type="float" office:value="0.000147456">
                <text:p>0.000147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373294">
                <text:p>0.001373294</text:p>
              </table:table-cell>
              <table:table-cell office:value-type="float" office:value="0.000286624">
                <text:p>0.000286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119343">
                <text:p>0.001119343</text:p>
              </table:table-cell>
              <table:table-cell office:value-type="float" office:value="0.000563606">
                <text:p>0.000563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205942">
                <text:p>0.002205942</text:p>
              </table:table-cell>
              <table:table-cell office:value-type="float" office:value="0.001156459">
                <text:p>0.001156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464006">
                <text:p>0.005464006</text:p>
              </table:table-cell>
              <table:table-cell office:value-type="float" office:value="0.002366836">
                <text:p>0.002366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857629">
                <text:p>0.008857629</text:p>
              </table:table-cell>
              <table:table-cell office:value-type="float" office:value="0.004817897">
                <text:p>0.0048178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148806">
                <text:p>0.018148806</text:p>
              </table:table-cell>
              <table:table-cell office:value-type="float" office:value="0.009927622">
                <text:p>0.0099276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564655">
                <text:p>0.036564655</text:p>
              </table:table-cell>
              <table:table-cell office:value-type="float" office:value="0.020357081">
                <text:p>0.0203570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4485748">
                <text:p>0.074485748</text:p>
              </table:table-cell>
              <table:table-cell office:value-type="float" office:value="0.041556637">
                <text:p>0.0415566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8041936">
                <text:p>0.158041936</text:p>
              </table:table-cell>
              <table:table-cell office:value-type="float" office:value="0.085507517">
                <text:p>0.085507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3860226">
                <text:p>0.333860226</text:p>
              </table:table-cell>
              <table:table-cell office:value-type="float" office:value="0.163404934">
                <text:p>0.1634049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0262743">
                <text:p>0.70262743</text:p>
              </table:table-cell>
              <table:table-cell office:value-type="float" office:value="0.304856064">
                <text:p>0.304856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24510626">
                <text:p>1.424510626</text:p>
              </table:table-cell>
              <table:table-cell office:value-type="float" office:value="0.603792894">
                <text:p>0.6037928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68590121">
                <text:p>2.868590121</text:p>
              </table:table-cell>
              <table:table-cell office:value-type="float" office:value="1.232234966">
                <text:p>1.232234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792056007">
                <text:p>5.792056007</text:p>
              </table:table-cell>
              <table:table-cell office:value-type="float" office:value="2.520436078">
                <text:p>2.5204360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800080" draw:fill-color="#80008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216cm" svg:height="10.809cm" xlink:href=".." xlink:type="simple" chart:class="chart:line" chart:style-name="ch1">
        <chart:title svg:x="7.934cm" svg:y="0.351cm" chart:style-name="ch2">
          <text:p>Absolute time</text:p>
        </chart:title>
        <chart:legend svg:x="14.317cm" svg:y="1.687cm" style:legend-expansion="custom" chartooo:width="3.088cm" chartooo:height="1.228cm" style:legend-expansion-aspect-ratio="2.51465798045603" chart:style-name="ch3"/>
        <chart:plot-area chart:style-name="ch4" table:cell-range-address="cpu.E1:cpu.F15" chart:data-source-has-labels="row" svg:x="1.403cm" svg:y="1.384cm" svg:width="17.429cm" svg:height="8.22cm">
          <chartooo:coordinate-region svg:x="2.617cm" svg:y="1.587cm" svg:width="15.999cm" svg:height="7.362cm"/>
          <chart:axis chart:dimension="x" chart:name="primary-x" chart:style-name="ch5">
            <chart:title svg:x="8.816cm" svg:y="9.82cm" chart:style-name="ch6">
              <text:p>Max (64^(x-1))</text:p>
            </chart:title>
          </chart:axis>
          <chart:axis chart:dimension="y" chart:name="primary-y" chart:style-name="ch5">
            <chart:title svg:x="0.451cm" svg:y="6.206cm" chart:style-name="ch7">
              <text:p>Time (s)</text:p>
            </chart:title>
            <chart:grid chart:style-name="ch8" chart:class="major"/>
          </chart:axis>
          <chart:series chart:style-name="ch9" chart:values-cell-range-address="cpu.E2:cpu.E15" chart:label-cell-address="cpu.E1:cpu.E1" chart:class="chart:line">
            <chart:data-point chart:repeated="14"/>
          </chart:series>
          <chart:series chart:style-name="ch10" chart:values-cell-range-address="cpu.F2:cpu.F15" chart:label-cell-address="cpu.F1:cpu.F1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fast</text:p>
                <draw:g>
                  <svg:desc>cpu.E1:cpu.E1</svg:desc>
                </draw:g>
              </table:table-cell>
              <table:table-cell office:value-type="string">
                <text:p>GPU</text:p>
                <draw:g>
                  <svg:desc>cpu.F1:cpu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1809">
                <text:p>0.000011809</text:p>
                <draw:g>
                  <svg:desc>cpu.E2:cpu.E15</svg:desc>
                </draw:g>
              </table:table-cell>
              <table:table-cell office:value-type="float" office:value="0.000754937">
                <text:p>0.000754937</text:p>
                <draw:g>
                  <svg:desc>cpu.F2:cpu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5034">
                <text:p>0.000015034</text:p>
              </table:table-cell>
              <table:table-cell office:value-type="float" office:value="0.000020023">
                <text:p>0.000020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4758">
                <text:p>0.000024758</text:p>
              </table:table-cell>
              <table:table-cell office:value-type="float" office:value="0.00001834">
                <text:p>0.00001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44529">
                <text:p>0.000044529</text:p>
              </table:table-cell>
              <table:table-cell office:value-type="float" office:value="0.000018032">
                <text:p>0.000018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93468">
                <text:p>0.000093468</text:p>
              </table:table-cell>
              <table:table-cell office:value-type="float" office:value="0.000028517">
                <text:p>0.000028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80076">
                <text:p>0.000180076</text:p>
              </table:table-cell>
              <table:table-cell office:value-type="float" office:value="0.000029496">
                <text:p>0.000029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75927">
                <text:p>0.000375927</text:p>
              </table:table-cell>
              <table:table-cell office:value-type="float" office:value="0.000043694">
                <text:p>0.0000436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728658">
                <text:p>0.000728658</text:p>
              </table:table-cell>
              <table:table-cell office:value-type="float" office:value="0.000078217">
                <text:p>0.000078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467302">
                <text:p>0.001467302</text:p>
              </table:table-cell>
              <table:table-cell office:value-type="float" office:value="0.000147456">
                <text:p>0.000147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373294">
                <text:p>0.001373294</text:p>
              </table:table-cell>
              <table:table-cell office:value-type="float" office:value="0.000286624">
                <text:p>0.000286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119343">
                <text:p>0.001119343</text:p>
              </table:table-cell>
              <table:table-cell office:value-type="float" office:value="0.000563606">
                <text:p>0.000563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205942">
                <text:p>0.002205942</text:p>
              </table:table-cell>
              <table:table-cell office:value-type="float" office:value="0.001156459">
                <text:p>0.001156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464006">
                <text:p>0.005464006</text:p>
              </table:table-cell>
              <table:table-cell office:value-type="float" office:value="0.002366836">
                <text:p>0.002366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857629">
                <text:p>0.008857629</text:p>
              </table:table-cell>
              <table:table-cell office:value-type="float" office:value="0.004817897">
                <text:p>0.0048178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